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637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7" table:default-cell-style-name="Default"/>
        <table:table-column table:style-name="co2" table:number-columns-repeated="16372"/>
        <table:table-row table:style-name="ro1">
          <table:table-cell table:style-name="ce1" office:value-type="string" calcext:value-type="string">
            <text:p>sample_id</text:p>
          </table:table-cell>
          <table:table-cell table:style-name="ce1" office:value-type="string" calcext:value-type="string">
            <text:p>author1</text:p>
          </table:table-cell>
          <table:table-cell table:style-name="ce1" office:value-type="string" calcext:value-type="string">
            <text:p>author2</text:p>
          </table:table-cell>
          <table:table-cell table:style-name="ce1" office:value-type="string" calcext:value-type="string">
            <text:p>author3</text:p>
          </table:table-cell>
          <table:table-cell table:style-name="ce1" office:value-type="string" calcext:value-type="string">
            <text:p>status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056ee9111ff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2:.D2];1) &gt; COUNTIF([.B2:.D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056ee9111ff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3:.D3];1) &gt; COUNTIF([.B3:.D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056ee9111ff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:.D4];1) &gt; COUNTIF([.B4:.D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056ee9111ff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5:.D5];1) &gt; COUNTIF([.B5:.D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0b64cf7bad0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6:.D6];1) &gt; COUNTIF([.B6:.D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0b64cf7bad0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:.D7];1) &gt; COUNTIF([.B7:.D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0b64cf7bad0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8:.D8];1) &gt; COUNTIF([.B8:.D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0b64cf7bad0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9:.D9];1) &gt; COUNTIF([.B9:.D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201a786fb40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0:.D10];1) &gt; COUNTIF([.B10:.D1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201a786fb40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:.D11];1) &gt; COUNTIF([.B11:.D1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201a786fb40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:.D12];1) &gt; COUNTIF([.B12:.D1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201a786fb40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3:.D13];1) &gt; COUNTIF([.B13:.D1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a91ab77e203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4:.D14];1) &gt; COUNTIF([.B14:.D1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a91ab77e203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:.D15];1) &gt; COUNTIF([.B15:.D1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a91ab77e203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:.D16];1) &gt; COUNTIF([.B16:.D1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0a91ab77e203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7:.D17];1) &gt; COUNTIF([.B17:.D1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051ede75526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:.D18];1) &gt; COUNTIF([.B18:.D18];0)" office:value-type="boolean" office:boolean-value="true" calcext:value-type="boolean">
            <text:p>TRUE</text:p>
          </table:table-cell>
          <table:table-cell table:number-columns-repeated="6"/>
          <table:table-cell table:style-name="ce3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051ede75526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9:.D19];1) &gt; COUNTIF([.B19:.D1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051ede75526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20:.D20];1) &gt; COUNTIF([.B20:.D2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051ede75526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21:.D21];1) &gt; COUNTIF([.B21:.D2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eba7f191195_aug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COUNTIF([.B22:.D22];1) &gt; COUNTIF([.B22:.D22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eba7f191195_aug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COUNTIF([.B23:.D23];1) &gt; COUNTIF([.B23:.D23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eba7f191195_aug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COUNTIF([.B24:.D24];1) &gt; COUNTIF([.B24:.D24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eba7f191195_aug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COUNTIF([.B25:.D25];1) &gt; COUNTIF([.B25:.D25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2274683583ab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26:.D26];1) &gt; COUNTIF([.B26:.D2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2274683583ab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27:.D27];1) &gt; COUNTIF([.B27:.D2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2274683583ab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28:.D28];1) &gt; COUNTIF([.B28:.D2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2274683583ab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29:.D29];1) &gt; COUNTIF([.B29:.D2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cbb5f7428a4_aug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30:.D30];1) &gt; COUNTIF([.B30:.D30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cbb5f7428a4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31:.D31];1) &gt; COUNTIF([.B31:.D3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cbb5f7428a4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32:.D32];1) &gt; COUNTIF([.B32:.D32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cbb5f7428a4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33:.D33];1) &gt; COUNTIF([.B33:.D3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dd6dda0c4f9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34:.D34];1) &gt; COUNTIF([.B34:.D3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dd6dda0c4f9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35:.D35];1) &gt; COUNTIF([.B35:.D3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dd6dda0c4f9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36:.D36];1) &gt; COUNTIF([.B36:.D3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dd6dda0c4f9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37:.D37];1) &gt; COUNTIF([.B37:.D3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4faeb920898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38:.D38];1) &gt; COUNTIF([.B38:.D3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4faeb920898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39:.D39];1) &gt; COUNTIF([.B39:.D3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4faeb920898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0:.D40];1) &gt; COUNTIF([.B40:.D4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4faeb920898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1:.D41];1) &gt; COUNTIF([.B41:.D4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5d26ff4c01a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2:.D42];1) &gt; COUNTIF([.B42:.D4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5d26ff4c01a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3:.D43];1) &gt; COUNTIF([.B43:.D4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5d26ff4c01a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4:.D44];1) &gt; COUNTIF([.B44:.D4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5d26ff4c01a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5:.D45];1) &gt; COUNTIF([.B45:.D4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763951b18ef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6:.D46];1) &gt; COUNTIF([.B46:.D4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763951b18ef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7:.D47];1) &gt; COUNTIF([.B47:.D4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763951b18ef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8:.D48];1) &gt; COUNTIF([.B48:.D4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763951b18ef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49:.D49];1) &gt; COUNTIF([.B49:.D4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7dfa65d4364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50:.D50];1) &gt; COUNTIF([.B50:.D5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7dfa65d4364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51:.D51];1) &gt; COUNTIF([.B51:.D5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7dfa65d4364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52:.D52];1) &gt; COUNTIF([.B52:.D5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7dfa65d4364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53:.D53];1) &gt; COUNTIF([.B53:.D5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8fa579d70be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54:.D54];1) &gt; COUNTIF([.B54:.D5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8fa579d70be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55:.D55];1) &gt; COUNTIF([.B55:.D5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8fa579d70be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56:.D56];1) &gt; COUNTIF([.B56:.D5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8fa579d70be_aug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COUNTIF([.B57:.D57];1) &gt; COUNTIF([.B57:.D57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f99da4533d2_aug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58:.D58];1) &gt; COUNTIF([.B58:.D58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f99da4533d2_aug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59:.D59];1) &gt; COUNTIF([.B59:.D59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f99da4533d2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60:.D60];1) &gt; COUNTIF([.B60:.D60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4f99da4533d2_aug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61:.D61];1) &gt; COUNTIF([.B61:.D61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549393fbb092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62:.D62];1) &gt; COUNTIF([.B62:.D6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549393fbb092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63:.D63];1) &gt; COUNTIF([.B63:.D6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549393fbb092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64:.D64];1) &gt; COUNTIF([.B64:.D6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549393fbb092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65:.D65];1) &gt; COUNTIF([.B65:.D6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1ef4931184a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66:.D66];1) &gt; COUNTIF([.B66:.D6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1ef4931184a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67:.D67];1) &gt; COUNTIF([.B67:.D6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1ef4931184a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68:.D68];1) &gt; COUNTIF([.B68:.D6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1ef4931184a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69:.D69];1) &gt; COUNTIF([.B69:.D6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418456040d1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0:.D70];1) &gt; COUNTIF([.B70:.D7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418456040d1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1:.D71];1) &gt; COUNTIF([.B71:.D7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418456040d1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2:.D72];1) &gt; COUNTIF([.B72:.D7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418456040d1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3:.D73];1) &gt; COUNTIF([.B73:.D7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14a89c571bb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4:.D74];1) &gt; COUNTIF([.B74:.D7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14a89c571bb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5:.D75];1) &gt; COUNTIF([.B75:.D7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14a89c571bb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6:.D76];1) &gt; COUNTIF([.B76:.D7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14a89c571bb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7:.D77];1) &gt; COUNTIF([.B77:.D7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35638a34037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8:.D78];1) &gt; COUNTIF([.B78:.D7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35638a34037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79:.D79];1) &gt; COUNTIF([.B79:.D7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35638a34037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80:.D80];1) &gt; COUNTIF([.B80:.D8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35638a34037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81:.D81];1) &gt; COUNTIF([.B81:.D8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57858a69efe_aug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82:.D82];1) &gt; COUNTIF([.B82:.D82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57858a69efe_aug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83:.D83];1) &gt; COUNTIF([.B83:.D83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57858a69efe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84:.D84];1) &gt; COUNTIF([.B84:.D84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57858a69efe_aug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85:.D85];1) &gt; COUNTIF([.B85:.D85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9e603b1b77d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86:.D86];1) &gt; COUNTIF([.B86:.D8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9e603b1b77d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87:.D87];1) &gt; COUNTIF([.B87:.D8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9e603b1b77d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88:.D88];1) &gt; COUNTIF([.B88:.D8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9e603b1b77d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89:.D89];1) &gt; COUNTIF([.B89:.D8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64470891523_aug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90:.D90];1) &gt; COUNTIF([.B90:.D90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64470891523_aug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COUNTIF([.B91:.D91];1) &gt; COUNTIF([.B91:.D9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64470891523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92:.D92];1) &gt; COUNTIF([.B92:.D92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64470891523_aug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93:.D93];1) &gt; COUNTIF([.B93:.D93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8cda18c3fed_aug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94:.D94];1) &gt; COUNTIF([.B94:.D94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8cda18c3fed_aug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95:.D95];1) &gt; COUNTIF([.B95:.D95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8cda18c3fed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96:.D96];1) &gt; COUNTIF([.B96:.D96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8cda18c3fed_aug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97:.D97];1) &gt; COUNTIF([.B97:.D97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1b466a10e29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98:.D98];1) &gt; COUNTIF([.B98:.D9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1b466a10e29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99:.D99];1) &gt; COUNTIF([.B99:.D9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1b466a10e29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00:.D100];1) &gt; COUNTIF([.B100:.D10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1b466a10e29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01:.D101];1) &gt; COUNTIF([.B101:.D10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1ef4f76fa90_aug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02:.D102];1) &gt; COUNTIF([.B102:.D102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1ef4f76fa90_aug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03:.D103];1) &gt; COUNTIF([.B103:.D103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1ef4f76fa90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04:.D104];1) &gt; COUNTIF([.B104:.D104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1ef4f76fa90_aug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05:.D105];1) &gt; COUNTIF([.B105:.D105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43b5a42b476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06:.D106];1) &gt; COUNTIF([.B106:.D10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43b5a42b476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07:.D107];1) &gt; COUNTIF([.B107:.D10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43b5a42b476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08:.D108];1) &gt; COUNTIF([.B108:.D10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43b5a42b476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09:.D109];1) &gt; COUNTIF([.B109:.D10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57e6e821190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0:.D110];1) &gt; COUNTIF([.B110:.D11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57e6e821190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1:.D111];1) &gt; COUNTIF([.B111:.D11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57e6e821190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2:.D112];1) &gt; COUNTIF([.B112:.D11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57e6e821190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3:.D113];1) &gt; COUNTIF([.B113:.D11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62cfef075d6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4:.D114];1) &gt; COUNTIF([.B114:.D11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62cfef075d6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5:.D115];1) &gt; COUNTIF([.B115:.D11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62cfef075d6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6:.D116];1) &gt; COUNTIF([.B116:.D11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62cfef075d6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7:.D117];1) &gt; COUNTIF([.B117:.D11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febd094259a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18:.D118];1) &gt; COUNTIF([.B118:.D11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febd094259a_aug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19:.D119];1) &gt; COUNTIF([.B119:.D119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febd094259a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20:.D120];1) &gt; COUNTIF([.B120:.D120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afebd094259a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1:.D121];1) &gt; COUNTIF([.B121:.D12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b7d5b33f9ec8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2:.D122];1) &gt; COUNTIF([.B122:.D12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b7d5b33f9ec8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3:.D123];1) &gt; COUNTIF([.B123:.D12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b7d5b33f9ec8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4:.D124];1) &gt; COUNTIF([.B124:.D12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b7d5b33f9ec8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5:.D125];1) &gt; COUNTIF([.B125:.D12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ba33c32e7cd2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6:.D126];1) &gt; COUNTIF([.B126:.D12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ba33c32e7cd2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7:.D127];1) &gt; COUNTIF([.B127:.D12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ba33c32e7cd2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8:.D128];1) &gt; COUNTIF([.B128:.D12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ba33c32e7cd2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29:.D129];1) &gt; COUNTIF([.B129:.D12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88e47042168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30:.D130];1) &gt; COUNTIF([.B130:.D13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88e47042168_aug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31:.D131];1) &gt; COUNTIF([.B131:.D131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88e47042168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32:.D132];1) &gt; COUNTIF([.B132:.D132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88e47042168_aug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33:.D133];1) &gt; COUNTIF([.B133:.D133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ad6c8262773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34:.D134];1) &gt; COUNTIF([.B134:.D13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ad6c8262773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35:.D135];1) &gt; COUNTIF([.B135:.D13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ad6c8262773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36:.D136];1) &gt; COUNTIF([.B136:.D13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ad6c8262773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37:.D137];1) &gt; COUNTIF([.B137:.D13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c8ba2552e1f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38:.D138];1) &gt; COUNTIF([.B138:.D13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c8ba2552e1f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39:.D139];1) &gt; COUNTIF([.B139:.D13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c8ba2552e1f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40:.D140];1) &gt; COUNTIF([.B140:.D140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c8ba2552e1f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41:.D141];1) &gt; COUNTIF([.B141:.D14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d3c57f32a00_aug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42:.D142];1) &gt; COUNTIF([.B142:.D142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d3c57f32a00_aug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43:.D143];1) &gt; COUNTIF([.B143:.D143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d3c57f32a00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44:.D144];1) &gt; COUNTIF([.B144:.D144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d3c57f32a00_aug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45:.D145];1) &gt; COUNTIF([.B145:.D145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e53cf543f24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46:.D146];1) &gt; COUNTIF([.B146:.D14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e53cf543f24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47:.D147];1) &gt; COUNTIF([.B147:.D14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e53cf543f24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48:.D148];1) &gt; COUNTIF([.B148:.D14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e53cf543f24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49:.D149];1) &gt; COUNTIF([.B149:.D14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f52ac66e8e5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0:.D150];1) &gt; COUNTIF([.B150:.D15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f52ac66e8e5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1:.D151];1) &gt; COUNTIF([.B151:.D15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f52ac66e8e5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2:.D152];1) &gt; COUNTIF([.B152:.D15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cf52ac66e8e5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3:.D153];1) &gt; COUNTIF([.B153:.D15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07a7eb2837b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4:.D154];1) &gt; COUNTIF([.B154:.D15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07a7eb2837b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5:.D155];1) &gt; COUNTIF([.B155:.D15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07a7eb2837b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6:.D156];1) &gt; COUNTIF([.B156:.D15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07a7eb2837b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7:.D157];1) &gt; COUNTIF([.B157:.D15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16d394e2167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8:.D158];1) &gt; COUNTIF([.B158:.D15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16d394e2167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59:.D159];1) &gt; COUNTIF([.B159:.D15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16d394e2167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0:.D160];1) &gt; COUNTIF([.B160:.D16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16d394e2167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1:.D161];1) &gt; COUNTIF([.B161:.D16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2cbb77869aa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2:.D162];1) &gt; COUNTIF([.B162:.D16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2cbb77869aa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3:.D163];1) &gt; COUNTIF([.B163:.D16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2cbb77869aa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4:.D164];1) &gt; COUNTIF([.B164:.D16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2cbb77869aa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5:.D165];1) &gt; COUNTIF([.B165:.D16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5372f3a0ed6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6:.D166];1) &gt; COUNTIF([.B166:.D16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5372f3a0ed6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7:.D167];1) &gt; COUNTIF([.B167:.D16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5372f3a0ed6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8:.D168];1) &gt; COUNTIF([.B168:.D16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5372f3a0ed6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69:.D169];1) &gt; COUNTIF([.B169:.D16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f32c8617f9d_aug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70:.D170];1) &gt; COUNTIF([.B170:.D170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f32c8617f9d_aug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71:.D171];1) &gt; COUNTIF([.B171:.D171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f32c8617f9d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72:.D172];1) &gt; COUNTIF([.B172:.D172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f32c8617f9d_aug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73:.D173];1) &gt; COUNTIF([.B173:.D173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240abd77f19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74:.D174];1) &gt; COUNTIF([.B174:.D17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240abd77f19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75:.D175];1) &gt; COUNTIF([.B175:.D17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240abd77f19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76:.D176];1) &gt; COUNTIF([.B176:.D17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240abd77f19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77:.D177];1) &gt; COUNTIF([.B177:.D17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a7c523d81c0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78:.D178];1) &gt; COUNTIF([.B178:.D17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a7c523d81c0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79:.D179];1) &gt; COUNTIF([.B179:.D17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a7c523d81c0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0:.D180];1) &gt; COUNTIF([.B180:.D18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a7c523d81c0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1:.D181];1) &gt; COUNTIF([.B181:.D18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afaf014e49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2:.D182];1) &gt; COUNTIF([.B182:.D18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afaf014e49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3:.D183];1) &gt; COUNTIF([.B183:.D18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afaf014e49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4:.D184];1) &gt; COUNTIF([.B184:.D184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afaf014e49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5:.D185];1) &gt; COUNTIF([.B185:.D185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be810d75fe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6:.D186];1) &gt; COUNTIF([.B186:.D186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be810d75fe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7:.D187];1) &gt; COUNTIF([.B187:.D187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be810d75fe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8:.D188];1) &gt; COUNTIF([.B188:.D18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be810d75fe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89:.D189];1) &gt; COUNTIF([.B189:.D18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d8b8623e0e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90:.D190];1) &gt; COUNTIF([.B190:.D19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d8b8623e0e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91:.D191];1) &gt; COUNTIF([.B191:.D19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d8b8623e0e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92:.D192];1) &gt; COUNTIF([.B192:.D192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edd8b8623e0e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93:.D193];1) &gt; COUNTIF([.B193:.D193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f0eb7561b663_aug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94:.D194];1) &gt; COUNTIF([.B194:.D194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f0eb7561b663_aug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95:.D195];1) &gt; COUNTIF([.B195:.D195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f0eb7561b663_aug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96:.D196];1) &gt; COUNTIF([.B196:.D196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f0eb7561b663_aug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COUNTIF([.B197:.D197];1) &gt; COUNTIF([.B197:.D197];0)" office:value-type="boolean" office:boolean-value="false" calcext:value-type="boolean">
            <text:p>FALS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fdef08ea18db_aug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98:.D198];1) &gt; COUNTIF([.B198:.D198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fdef08ea18db_aug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199:.D199];1) &gt; COUNTIF([.B199:.D199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fdef08ea18db_aug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200:.D200];1) &gt; COUNTIF([.B200:.D200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  <table:table-row table:style-name="ro1">
          <table:table-cell office:value-type="string" calcext:value-type="string">
            <text:p>fdef08ea18db_aug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COUNTIF([.B201:.D201];1) &gt; COUNTIF([.B201:.D201];0)" office:value-type="boolean" office:boolean-value="true" calcext:value-type="boolean">
            <text:p>TRUE</text:p>
          </table:table-cell>
          <table:table-cell table:number-columns-repeated="7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3-15T23:03:48</meta:creation-date>
    <dc:date>2026-03-16T14:17:23.014944700</dc:date>
    <meta:generator>LibreOffice/25.8.5.2$Windows_X86_64 LibreOffice_project/9c8b85f387cc00a89945a79c9e6239f32e450ac2</meta:generator>
    <meta:editing-duration>PT7M13S</meta:editing-duration>
    <meta:editing-cycles>1</meta:editing-cycles>
    <meta:document-statistic meta:table-count="1" meta:cell-count="1005" meta:object-count="0"/>
    <meta:user-defined meta:name="AppVersion">3.1</meta:user-defined>
  </office:meta>
</office:document-meta>
</file>